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language="it" fo:country="IT"/>
    </style:style>
    <style:style style:name="T2" style:parent-style-name="DefaultParagraphFont" style:family="text">
      <style:text-properties fo:language="it" fo:country="IT"/>
    </style:style>
    <style:style style:name="T3" style:parent-style-name="DefaultParagraphFont" style:family="text">
      <style:text-properties fo:language="it" fo:country="IT"/>
    </style:style>
    <style:style style:name="P4" style:parent-style-name="Normal" style:family="paragraph">
      <style:text-properties fo:font-weight="bold" style:font-weight-asian="bold" style:font-weight-complex="bold" fo:language="it" fo:country="IT"/>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DefaultParagraphFont" style:family="text">
      <style:text-properties fo:language="it" fo:country="IT"/>
    </style:style>
    <style:style style:name="P11" style:parent-style-name="Normal" style:family="paragraph">
      <style:text-properties fo:font-weight="bold" style:font-weight-asian="bold" style:font-weight-complex="bold" fo:language="it" fo:country="IT"/>
    </style:style>
    <style:style style:name="P12" style:parent-style-name="Normal" style:family="paragraph">
      <style:text-properties fo:font-weight="bold" style:font-weight-asian="bold" style:font-weight-complex="bold" fo:language="it" fo:country="IT"/>
    </style:style>
    <style:style style:name="T13" style:parent-style-name="DefaultParagraphFont" style:family="text">
      <style:text-properties fo:language="it" fo:country="IT"/>
    </style:style>
    <style:style style:name="T14" style:parent-style-name="DefaultParagraphFont" style:family="text">
      <style:text-properties fo:language="it" fo:country="IT"/>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fo:language="it" fo:country="IT"/>
    </style:style>
    <style:style style:name="T18" style:parent-style-name="DefaultParagraphFont" style:family="text">
      <style:text-properties fo:language="it" fo:country="IT"/>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fo:language="it" fo:country="IT"/>
    </style:style>
    <style:style style:name="P24" style:parent-style-name="Normal" style:family="paragraph">
      <style:text-properties fo:language="it" fo:country="IT"/>
    </style:style>
    <style:style style:name="P25" style:parent-style-name="Normal" style:family="paragraph">
      <style:text-properties fo:font-weight="bold" style:font-weight-asian="bold" style:font-weight-complex="bold" fo:language="it" fo:country="IT"/>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weight="bold" style:font-weight-asian="bold" style:font-weight-complex="bold" fo:language="it" fo:country="IT"/>
    </style:style>
    <style:style style:name="T86" style:parent-style-name="DefaultParagraphFont" style:family="text">
      <style:text-properties fo:language="it" fo:country="IT"/>
    </style:style>
    <style:style style:name="T87" style:parent-style-name="DefaultParagraphFont" style:family="text">
      <style:text-properties fo:language="it" fo:country="IT"/>
    </style:style>
  </office:automatic-styles>
  <office:body>
    <office:text text:use-soft-page-breaks="true">
      <text:p text:style-name="P1">Hai detto:</text:p>
      <text:p text:style-name="Normal"><text:span text:style-name="T2">I'm<text:s/></text:span>[***NAME***]<text:span text:style-name="T3">.</text:span></text:p>
      <text:p text:style-name="P4">ChatGPT ha detto:</text:p>
      <text:p text:style-name="Normal">Good morning,<text:s/>[***NAME***]! How may I assist you today at the airport?</text:p>
      <text:p text:style-name="P5">Hai detto:</text:p>
      <text:p text:style-name="Normal">Good evening. How do I get to baggage claim, please?</text:p>
      <text:p text:style-name="P6">ChatGPT ha detto:</text:p>
      <text:p text:style-name="Normal">Of course,<text:s/>[***NAME***]. Could you tell me what you see<text:s/>around you right now? That will help me understand where you are.</text:p>
      <text:p text:style-name="P7">Hai detto:</text:p>
      <text:p text:style-name="Normal">My luggage is missing.</text:p>
      <text:p text:style-name="P8">ChatGPT ha detto:</text:p>
      <text:p text:style-name="Normal">I'm really sorry to hear that. Could you tell me your full name, your flight number, and your destination, please?</text:p>
      <text:p text:style-name="P9">Hai detto:</text:p>
      <text:p text:style-name="Normal">Flight number is BA449.<text:s/><text:span text:style-name="T10">Destination, Rome, London.</text:span></text:p>
      <text:p text:style-name="P11">ChatGPT ha detto:</text:p>
      <text:p text:style-name="Normal">Thank you. And your full name, please? Just to complete the report.</text:p>
      <text:p text:style-name="P12">Hai detto:</text:p>
      <text:p text:style-name="Normal"><text:span text:style-name="T13">Name is<text:s/></text:span>[***NAME***] [***SURNAME***]<text:span text:style-name="T14">.</text:span></text:p>
      <text:p text:style-name="P15">ChatGPT ha detto:</text:p>
      <text:p text:style-name="Normal">Thank you, Mr.<text:s/>[***SURNAME***]. Now, could you describe your luggage for me? What<text:s/>size is it, what color, and does it have a tag or any special feature?</text:p>
      <text:p text:style-name="P16">Hai detto:</text:p>
      <text:p text:style-name="Normal">His language is a big language and black color.</text:p>
      <text:p text:style-name="P17">ChatGPT ha detto:</text:p>
      <text:p text:style-name="Normal"><text:span text:style-name="T18">Okay, I see.<text:s/></text:span>Just to make sure—do you mean it's a big black suitcase? Does it have a luggage tag or anything special on it?</text:p>
      <text:p text:style-name="P19">Hai detto:</text:p>
      <text:soft-page-break/>
      <text:p text:style-name="Normal">Yes, it's big, uh, it's big, uh, sweet case, uh, black, uh, with, uh, four wheel.</text:p>
      <text:p text:style-name="P20">ChatGPT ha detto:</text:p>
      <text:p text:style-name="Normal">Perfect, thank you! Do you have a luggage tag number or perhaps your hotel booking details? That way, we could arrange delivery if your suitcase is found.</text:p>
      <text:p text:style-name="P21">Hai detto:</text:p>
      <text:p text:style-name="Normal">Luggage tag number is 348290.</text:p>
      <text:p text:style-name="P22">ChatGPT ha detto:</text:p>
      <text:p text:style-name="Normal">Great, thank you. And where are you staying in London? Could you give me the hotel name and your booking number, please?</text:p>
      <text:p text:style-name="P23">Hai detto:</text:p>
      <text:p text:style-name="P24">Repeat, please.</text:p>
      <text:p text:style-name="P25">ChatGPT ha detto:</text:p>
      <text:p text:style-name="Normal">Sure! Could you tell me the name of your hotel in London and your booking number, please? That way, we can deliver your luggage there.</text:p>
      <text:p text:style-name="P26">Hai detto:</text:p>
      <text:p text:style-name="Normal">Okay, name of hotel is Hotel Artemis, London. Address is 21 Queen Victoria Street.</text:p>
      <text:p text:style-name="P27">ChatGPT ha detto:</text:p>
      <text:p text:style-name="Normal">Perfect, thank you. And do you have your booking number, Mr.<text:s/>[***SURNAME***]? It should be a code starting with LON.</text:p>
      <text:p text:style-name="P28">Hai detto:</text:p>
      <text:p text:style-name="Normal">Booking number is L-O-N-G-P-T-E-R.</text:p>
      <text:p text:style-name="P29">ChatGPT ha detto:</text:p>
      <text:p text:style-name="Normal">Hmm, I think the booking number might be a little different. Could it be<text:s/>LON-72315842? Could you check again, please?</text:p>
      <text:p text:style-name="P30">Hai detto:</text:p>
      <text:p text:style-name="Normal">Yes, it's correct.</text:p>
      <text:p text:style-name="P31">ChatGPT ha detto:</text:p>
      <text:p text:style-name="Normal">Excellent! Thank you. Your luggage might be delivered within twenty-four to forty-eight hours. We’ll contact you at your email. Could you confirm your email<text:s/>address, please?</text:p>
      <text:p text:style-name="P32">Hai detto:</text:p>
      <text:soft-page-break/>
      <text:p text:style-name="Normal">My mail is<text:s/>[***SURNAME***]at gmail.com</text:p>
      <text:p text:style-name="P33">ChatGPT ha detto:</text:p>
      <text:p text:style-name="Normal">Perfect, thank you. One last thing—if your bag isn’t found today, we might escalate the request or offer emergency supplies. Would you prefer your suitcase to be delivered to your hotel directly?</text:p>
      <text:p text:style-name="P34">Hai detto:</text:p>
      <text:p text:style-name="Normal">I don't understand. Repeat, please.</text:p>
      <text:p text:style-name="P35">ChatGPT ha detto:</text:p>
      <text:p text:style-name="Normal">Of course. If your luggage is not found today, we will try harder to find it, or we might give you emergency supplies. Would you like your suitcase to be delivered to your hotel when we find it?</text:p>
      <text:p text:style-name="P36">Hai detto:</text:p>
      <text:p text:style-name="Normal">Yes, yes, okay, delivery in my hotel. When?</text:p>
      <text:p text:style-name="P37">ChatGPT ha detto:</text:p>
      <text:p text:style-name="Normal">Great. Your suitcase might arrive in your hotel within one or two days. We’ll do our best. If you prefer a morning delivery, you could also call our support line to request that. Would you like the number?</text:p>
      <text:p text:style-name="P38">Hai detto:</text:p>
      <text:p text:style-name="Normal">I don't understand, repeat please.</text:p>
      <text:p text:style-name="P39">ChatGPT ha detto:</text:p>
      <text:p text:style-name="Normal">Sure. Your suitcase might be delivered in one or two days. If you want it in the morning, you could call us. Do you want the phone number to call?</text:p>
      <text:p text:style-name="P40">Hai detto:</text:p>
      <text:p text:style-name="Normal">My number</text:p>
      <text:p text:style-name="P41">ChatGPT ha detto:</text:p>
      <text:p text:style-name="Normal">Ah, perfect. Could you tell me your phone number, please? We’ll use it if we need to contact you.</text:p>
      <text:p text:style-name="P42">Hai detto:</text:p>
      <text:p text:style-name="Normal">My number is<text:s/>[***Phone Number***].</text:p>
      <text:p text:style-name="P43">ChatGPT ha detto:</text:p>
      <text:soft-page-break/>
      <text:p text:style-name="Normal">Thank you, Mr.<text:s/>[***SURNAME***]. We have all the information now. Your luggage might arrive soon at your hotel. If you need anything else, I’m always here to help! Have a pleasant journey!</text:p>
      <text:p text:style-name="P44">Hai detto:</text:p>
      <text:p text:style-name="Normal">Repeat, please.</text:p>
      <text:p text:style-name="P45">ChatGPT ha detto:</text:p>
      <text:p text:style-name="Normal">Of course! Your luggage might arrive at your hotel in one or two days. We will<text:s/>contact you by email or phone if needed. If you need anything else, I’m always here to help! Have a pleasant journey!</text:p>
      <text:p text:style-name="P46">Hai detto:</text:p>
      <text:p text:style-name="Normal">I prefer contact with the phone, no mail, please.</text:p>
      <text:p text:style-name="P47">ChatGPT ha detto:</text:p>
      <text:p text:style-name="Normal">Understood, Mr.<text:s/>[***SURNAME***]. We will contact you by phone only. Thank you for letting me know! Have a smooth and pleasant stay in London!</text:p>
      <text:p text:style-name="P48">Hai detto:</text:p>
      <text:p text:style-name="Normal">Thank you, thank you, and how do I get to the bus station, please?</text:p>
      <text:p text:style-name="P49">ChatGPT ha detto:</text:p>
      <text:p text:style-name="Normal">You're very welcome! To get to the bus station, you should go outside the terminal to the south-west side on Schiphol Boulevard. You might follow the bus signs. Would you like me to tell you what you should see on the way?</text:p>
      <text:p text:style-name="P50">Hai detto:</text:p>
      <text:p text:style-name="Normal">Thank you, thank you. Is it possible to arrive at my hotel by bus or train?</text:p>
      <text:p text:style-name="P51">ChatGPT ha detto:</text:p>
      <text:p text:style-name="Normal">Yes, it is possible! You could take a train from the airport to central London, then a bus or taxi to your hotel. Or you might take a direct bus from here, but the train is usually faster. Would you like directions for the train route?</text:p>
      <text:p text:style-name="P52">Hai detto:</text:p>
      <text:p text:style-name="Normal">Yes, please.<text:s/>Direction train, please.</text:p>
      <text:p text:style-name="P53">ChatGPT ha detto:</text:p>
      <text:p text:style-name="Normal">Sure! First, go to the train station—it’s just below the central terminal. You might take the escalator or elevator down. Then, take a train to London Liverpool Street Station.<text:s/><text:soft-page-break/>From there, you could take a bus or taxi to Hotel Artemis on Queen Victoria Street. Would you like help with buying a train ticket?</text:p>
      <text:p text:style-name="P54">Hai detto:</text:p>
      <text:p text:style-name="Normal">Yes, train ticket is possible here.</text:p>
      <text:p text:style-name="P55">ChatGPT ha detto:</text:p>
      <text:p text:style-name="Normal">Yes, you could buy a train ticket at the machines near the escalators or at the ticket counter next to the information desk in the terminal. You might also use a contactless card to tap in at the gate. Do you need help with the ticket machine?</text:p>
      <text:p text:style-name="P56">Hai detto:</text:p>
      <text:p text:style-name="Normal">Yes.</text:p>
      <text:p text:style-name="P57">ChatGPT ha detto:</text:p>
      <text:p text:style-name="Normal">Alright! At the machine, you should choose “London Liverpool Street” as your destination. Then select the number of tickets, and choose your payment method—card or cash. You might also choose first or second class. Need help with any step on the screen?</text:p>
      <text:p text:style-name="P58">Hai detto:</text:p>
      <text:p text:style-name="Normal">How much ticket? One ticket, how much?</text:p>
      <text:p text:style-name="P59">ChatGPT ha detto:</text:p>
      <text:p text:style-name="Normal">A<text:s/>one-way ticket to London Liverpool Street might cost around twenty-five pounds. The price could change depending on the time. Would you like first or second class?</text:p>
      <text:p text:style-name="P60">Hai detto:</text:p>
      <text:p text:style-name="Normal">First class, please.</text:p>
      <text:p text:style-name="P61">ChatGPT ha detto:</text:p>
      <text:p text:style-name="Normal">Great choice! A first-class ticket might cost about thirty-five pounds. It includes more space and quieter seating. You can pay at the machine or the counter. Let me know if you need help during the process!</text:p>
      <text:p text:style-name="P62">Hai detto:</text:p>
      <text:p text:style-name="Normal">It's possible to pay by card, ticket.</text:p>
      <text:p text:style-name="P63">ChatGPT ha detto:</text:p>
      <text:p text:style-name="Normal">Yes, absolutely! You could pay by card at the machine—just insert or tap your card when it asks. It should work with most credit or debit cards. Do you want me to walk you through it?</text:p>
      <text:soft-page-break/>
      <text:p text:style-name="P64">Hai detto:</text:p>
      <text:p text:style-name="Normal">Instead, how much taxis arrive in London Central?</text:p>
      <text:p text:style-name="P65">ChatGPT ha detto:</text:p>
      <text:p text:style-name="Normal">A taxi from the airport to central London might cost around one hundred to one hundred thirty pounds. It depends on traffic and time. The train is usually faster and cheaper. Would you still prefer a taxi?</text:p>
      <text:p text:style-name="P66">Hai detto:</text:p>
      <text:p text:style-name="Normal">Yeah, I prefer taxi, please. Is it possible to pay by card?</text:p>
      <text:p text:style-name="P67">ChatGPT ha detto:</text:p>
      <text:p text:style-name="Normal">Yes, most airport taxis accept card payment. You could ask the driver before the ride to be sure. Just go to the taxi rank outside on the west side of the terminal. Need help finding it?</text:p>
      <text:p text:style-name="P68">Hai detto:</text:p>
      <text:p text:style-name="Normal">Is possible booking a taxi here?</text:p>
      <text:p text:style-name="P69">ChatGPT ha detto:</text:p>
      <text:p text:style-name="Normal">Yes, you could book a taxi at the information desk, or use a taxi app like Uber or Bolt on your phone. Would you like me to guide you to the information desk?</text:p>
      <text:p text:style-name="P70">Hai detto:</text:p>
      <text:p text:style-name="Normal">What's the name of the app to book a taxi, please?</text:p>
      <text:p text:style-name="P71">ChatGPT ha detto:</text:p>
      <text:p text:style-name="Normal">You might use apps like Uber, Bolt, or Free Now. They work well in London. Just download one, set your pickup location at the airport, and enter your hotel address. Would you like help using the app?</text:p>
      <text:p text:style-name="P72">Hai detto:</text:p>
      <text:p text:style-name="Normal">No, no, no, no, thank you.</text:p>
      <text:p text:style-name="P73">ChatGPT ha detto:</text:p>
      <text:p text:style-name="Normal">Alright, Mr.<text:s/>[***SURNAME***]! If you need anything else, I’m always here to help. Have a pleasant journey!</text:p>
      <text:p text:style-name="P74">Hai detto:</text:p>
      <text:p text:style-name="Normal">Yes, it's possible to rent a car.</text:p>
      <text:p text:style-name="P75">ChatGPT ha detto:</text:p>
      <text:soft-page-break/>
      <text:p text:style-name="Normal">Yes, it’s possible! There are car rental desks in the arrivals hall, near the baggage<text:s/>claim area. You could also book online. Would you like help finding the car rental desk?</text:p>
      <text:p text:style-name="P76">Hai detto:</text:p>
      <text:p text:style-name="Normal">Yes. Thank you.</text:p>
      <text:p text:style-name="P77">ChatGPT ha detto:</text:p>
      <text:p text:style-name="Normal">You're very welcome! Just follow the signs to “Car Rental” after baggage claim. The desks are near the exit doors.<text:s/>Staff there will assist you with booking. Have a great trip, Mr.<text:s/>[***SURNAME***]!</text:p>
      <text:p text:style-name="P78">Hai detto:</text:p>
      <text:p text:style-name="Normal">I don't understand. Repeat, please.</text:p>
      <text:p text:style-name="P79">ChatGPT ha detto:</text:p>
      <text:p text:style-name="Normal">Of course! After baggage claim, follow the signs that say “Car Rental.” You will find the rental desks near the exit doors. The staff there will help you book a car.</text:p>
      <text:p text:style-name="P80">Hai detto:</text:p>
      <text:p text:style-name="Normal">Okay, I prefer book a car. Thank you.</text:p>
      <text:p text:style-name="P81">ChatGPT ha detto:</text:p>
      <text:p text:style-name="Normal">Perfect, Mr.<text:s/>[***SURNAME***]. I wish you a smooth drive and a lovely stay in London. If you need anything else, I’m always here to help! Have a pleasant journey!</text:p>
      <text:p text:style-name="P82">Hai detto:</text:p>
      <text:p text:style-name="Normal">No, no, thank you, thank you, thank you so much.</text:p>
      <text:p text:style-name="P83">ChatGPT ha detto:</text:p>
      <text:p text:style-name="Normal">You're very welcome, Mr.<text:s/>[***SURNAME***]! Safe travels and enjoy your time in London!</text:p>
      <text:p text:style-name="P84">Hai detto:</text:p>
      <text:p text:style-name="Normal">Thank you. Bye-bye.</text:p>
      <text:p text:style-name="P85">ChatGPT ha detto:</text:p>
      <text:p text:style-name="Normal"><text:span text:style-name="T86">Bye-bye, Mr.<text:s/></text:span>[***SURNAME***]<text:span text:style-name="T87">!<text:s/></text:span>Take care and have a wonderful trip!</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14T15:47:00Z</meta:creation-date>
    <dc:date>2025-12-24T10:55:00Z</dc:date>
    <meta:template xlink:href="Normal" xlink:type="simple"/>
    <meta:editing-cycles>2</meta:editing-cycles>
    <meta:editing-duration>PT240S</meta:editing-duration>
    <meta:document-statistic meta:page-count="7" meta:paragraph-count="17" meta:word-count="1344" meta:character-count="8988" meta:row-count="63" meta:non-whitespace-character-count="7661"/>
  </office:meta>
</office:document-meta>
</file>